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9a5a" officeooo:paragraph-rsid="00089a5a"/>
    </style:style>
    <style:style style:name="P2" style:family="paragraph" style:parent-style-name="Standard">
      <style:paragraph-properties fo:text-align="center" style:justify-single-word="false"/>
      <style:text-properties officeooo:rsid="00089a5a" officeooo:paragraph-rsid="00089a5a"/>
    </style:style>
    <style:style style:name="P3" style:family="paragraph" style:parent-style-name="Standard">
      <style:paragraph-properties fo:text-align="start" style:justify-single-word="false"/>
      <style:text-properties officeooo:rsid="00089a5a" officeooo:paragraph-rsid="00089a5a"/>
    </style:style>
    <style:style style:name="P4" style:family="paragraph" style:parent-style-name="Standard">
      <style:paragraph-properties fo:text-align="start" style:justify-single-word="false"/>
      <style:text-properties fo:color="#000000" style:font-name="Monospace" fo:font-size="10pt" officeooo:rsid="00089a5a" officeooo:paragraph-rsid="00089a5a" style:font-size-asian="10pt"/>
    </style:style>
    <style:style style:name="P5" style:family="paragraph" style:parent-style-name="Standard">
      <style:paragraph-properties fo:text-align="start" style:justify-single-word="false"/>
      <style:text-properties fo:color="#000000" officeooo:rsid="000e9192" officeooo:paragraph-rsid="000e9192"/>
    </style:style>
    <style:style style:name="P6" style:family="paragraph" style:parent-style-name="Standard">
      <style:paragraph-properties fo:text-align="start" style:justify-single-word="false"/>
      <style:text-properties officeooo:rsid="00089a5a" officeooo:paragraph-rsid="00089a5a"/>
    </style:style>
    <style:style style:name="P7" style:family="paragraph" style:parent-style-name="Standard">
      <style:paragraph-properties fo:text-align="start" style:justify-single-word="false"/>
      <style:text-properties officeooo:rsid="000e9192" officeooo:paragraph-rsid="000e919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0ea6" officeooo:paragraph-rsid="0008e1b0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1775b" officeooo:paragraph-rsid="0011775b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23cdb" officeooo:paragraph-rsid="00123cdb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64421" officeooo:paragraph-rsid="00164421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08e1b0" officeooo:paragraph-rsid="0008e1b0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officeooo:rsid="0012070a" officeooo:paragraph-rsid="0012070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italic" officeooo:rsid="000e36bc" officeooo:paragraph-rsid="000e36bc" style:font-style-asian="italic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T1" style:family="text">
      <style:text-properties fo:color="#ebebeb" style:font-name="Monospace" fo:font-size="10pt" style:font-size-asian="10pt"/>
    </style:style>
    <style:style style:name="T2" style:family="text">
      <style:text-properties fo:color="#ebebeb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officeooo:rsid="000a5eef" style:font-size-asian="10pt"/>
    </style:style>
    <style:style style:name="T5" style:family="text">
      <style:text-properties style:font-name="Monospace" fo:font-size="10pt" officeooo:rsid="000c0ea6" style:font-size-asian="10pt"/>
    </style:style>
    <style:style style:name="T6" style:family="text">
      <style:text-properties style:font-name="Monospace" fo:font-size="10pt" style:font-size-asian="10pt"/>
    </style:style>
    <style:style style:name="T7" style:family="text">
      <style:text-properties style:font-name="Monospace" fo:font-size="10pt" officeooo:rsid="0012070a" style:font-size-asian="10pt"/>
    </style:style>
    <style:style style:name="T8" style:family="text">
      <style:text-properties officeooo:rsid="000e7f36"/>
    </style:style>
    <style:style style:name="T9" style:family="text">
      <style:text-properties officeooo:rsid="00173e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4/09/19<text:tab/><text:tab/></text:p>
      <text:p text:style-name="P2">TP2 de Recherche d’Information</text:p>
      <text:p text:style-name="P3"/>
      <text:p text:style-name="P3"/>
      <text:p text:style-name="P3">2) <text:s/><text:span text:style-name="T8">Avec la requête ‘title:France’:</text:span></text:p>
      <text:p text:style-name="P3"/>
      <text:p text:style-name="P7">Résultats avec BM25 :</text:p>
      <text:p text:style-name="P7"/>
      <text:p text:style-name="P5"><text:span text:style-name="T3">1. Template:Location map France Île-de-France</text:span></text:p>
      <text:p text:style-name="P16"><text:span text:style-name="T3">2. France</text:span></text:p>
      <text:p text:style-name="P16"><text:span text:style-name="T3">3. Brest (France)</text:span></text:p>
      <text:p text:style-name="P16"><text:span text:style-name="T3">4. Versailles, France</text:span></text:p>
      <text:p text:style-name="P16"><text:span text:style-name="T3">5. Metropolitan France</text:span></text:p>
      <text:p text:style-name="P16"><text:span text:style-name="T3">6. Anatole France</text:span></text:p>
      <text:p text:style-name="P16"><text:span text:style-name="T3">7. Centre (France)</text:span></text:p>
      <text:p text:style-name="P16"><text:span text:style-name="T3">8. Paris, France</text:span></text:p>
      <text:p text:style-name="P16"><text:span text:style-name="T3">9. Overseas France</text:span></text:p>
      <text:p text:style-name="P5"><text:span text:style-name="T3">10. Paris France</text:span></text:p>
      <text:p text:style-name="P7"/>
      <text:p text:style-name="P7"/>
      <text:p text:style-name="P3">Résultats avec BM11 :</text:p>
      <text:p text:style-name="P4"/>
      <text:p text:style-name="P8">1. France</text:p>
      <text:p text:style-name="P16"><text:span text:style-name="T3">2. Brest (France)</text:span></text:p>
      <text:p text:style-name="P16"><text:span text:style-name="T3">3. Versailles, France</text:span></text:p>
      <text:p text:style-name="P16"><text:span text:style-name="T3">4. Metropolitan France</text:span></text:p>
      <text:p text:style-name="P16"><text:span text:style-name="T3">5. Anatole France</text:span></text:p>
      <text:p text:style-name="P16"><text:span text:style-name="T3">6. Centre (France)</text:span></text:p>
      <text:p text:style-name="P16"><text:span text:style-name="T3">7. Paris, France</text:span></text:p>
      <text:p text:style-name="P16"><text:span text:style-name="T3">8. Overseas France</text:span></text:p>
      <text:p text:style-name="P16"><text:span text:style-name="T3">9. Paris France</text:span></text:p>
      <text:p text:style-name="P16"><text:span text:style-name="T3">10. France Bučar</text:span></text:p>
      <text:p text:style-name="P8"/>
      <text:p text:style-name="P10">Résultats avec BM15 :</text:p>
      <text:p text:style-name="P10"/>
      <text:p text:style-name="P10">1. Template:Location map France Île-de-France</text:p>
      <text:p text:style-name="P16"><text:span text:style-name="T3">2. Louis XV of France</text:span></text:p>
      <text:p text:style-name="P16"><text:span text:style-name="T3">3. Template:Tour de France Polka Dot Jersey</text:span></text:p>
      <text:p text:style-name="P16"><text:span text:style-name="T3">4. Category:Lists of communes of France</text:span></text:p>
      <text:p text:style-name="P16"><text:span text:style-name="T3">5. Category:Aviation in France</text:span></text:p>
      <text:p text:style-name="P16"><text:span text:style-name="T3">6. Louis XIV of France</text:span></text:p>
      <text:p text:style-name="P16"><text:span text:style-name="T3">7. Category:Government ministers of France</text:span></text:p>
      <text:p text:style-name="P16"><text:span text:style-name="T3">8. 2005 civil unrest in France</text:span></text:p>
      <text:p text:style-name="P16"><text:span text:style-name="T3">9. Lists of communes of France</text:span></text:p>
      <text:p text:style-name="P10">10. Demographics of France</text:p>
      <text:p text:style-name="P8"/>
      <text:p text:style-name="P13"><text:span text:style-name="T7">Les </text:span><text:span text:style-name="T3">différents poids permettent de chercher des données </text:span><text:span text:style-name="T4">de façon</text:span><text:span text:style-name="T3"> différentes </text:span><text:span text:style-name="T5">en combinant les termes de manière différente.</text:span></text:p>
      <text:p text:style-name="P13"><text:span text:style-name="T5"/></text:p>
      <text:p text:style-name="P14"><text:span text:style-name="T5">I</text:span><text:span text:style-name="T3">ci, on voit que BM11 n’a pas de titre contenant ‘Template :’ ou encore ‘Category’. BM15, en revanche, a l’air de favoriser les titres plus longs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TFTotal IDFTotal</text:p>
      <text:p text:style-name="P11"/>
      <text:p text:style-name="P11">Found 5 hits of 7418.</text:p>
      <text:p text:style-name="P11">1. Wikipedia:Requests for deletion/Requests/2009/Captain Fantastic Faster Than Superman Spiderman Batman Wolverine Hulk And The Flash Combined</text:p>
      <text:p text:style-name="P16"><text:span text:style-name="T3">2. R50/53: Very toxic to aquatic organisms, may cause long-term adverse effects in the aquatic environment</text:span></text:p>
      <text:p text:style-name="P16"><text:span text:style-name="T3">3. R52/53: Harmful to aquatic organisms, may cause long-term adverse effects in the aquatic environment</text:span></text:p>
      <text:p text:style-name="P16"><text:span text:style-name="T3">4. List of revocations of appointments to orders and awarded decorations and medals of the United Kingdom</text:span></text:p>
      <text:p text:style-name="P11">5. R51/53: Toxic to aquatic organisms, may cause long-term adverse effects in the aquatic environment</text:p>
      <text:p text:style-name="P11"/>
      <text:p text:style-name="P11">TFTotal IDFSum</text:p>
      <text:p text:style-name="P11"/>
      <text:p text:style-name="P11">Found 5 hits of 26.</text:p>
      <text:p text:style-name="P16"><text:span text:style-name="T3">1. Category:Episode list using the default LineColor</text:span></text:p>
      <text:p text:style-name="P16"><text:span text:style-name="T3">2. Animal Crossing: Let's go to the city!</text:span></text:p>
      <text:p text:style-name="P16"><text:span text:style-name="T3">3. This Is What the Truth Feels Like</text:span></text:p>
      <text:p text:style-name="P16"><text:span text:style-name="T3">4. The Closer I Get to You</text:span></text:p>
      <text:p text:style-name="P16"><text:span text:style-name="T3">5. Wikipedia:Requests for oversightship/The Rambling Man</text:span></text:p>
      <text:p text:style-name="P11"/>
      <text:p text:style-name="P11"/>
      <text:p text:style-name="P11">TFTotal IDFSumSmooth</text:p>
      <text:p text:style-name="P11"/>
      <text:p text:style-name="P11">Found 5 hits of 7843.</text:p>
      <text:p text:style-name="P16"><text:span text:style-name="T3">1. The White House</text:span></text:p>
      <text:p text:style-name="P16"><text:span text:style-name="T3">2. White House</text:span></text:p>
      <text:p text:style-name="P16"><text:span text:style-name="T3">3. The White House plumbers</text:span></text:p>
      <text:p text:style-name="P16"><text:span text:style-name="T3">4. White House Plumbers</text:span></text:p>
      <text:p text:style-name="P11">5. White House Down</text:p>
      <text:p text:style-name="P11"/>
      <text:p text:style-name="P11"/>
      <text:p text:style-name="P11">TFTotal IDFBir</text:p>
      <text:p text:style-name="P11"/>
      <text:p text:style-name="P11">Found 5 hits of 26.</text:p>
      <text:p text:style-name="P16"><text:span text:style-name="T3">1. Category:Episode list using the default LineColor</text:span></text:p>
      <text:p text:style-name="P16"><text:span text:style-name="T3">2. Animal Crossing: Let's go to the city!</text:span></text:p>
      <text:p text:style-name="P16"><text:span text:style-name="T3">3. This Is What the Truth Feels Like</text:span></text:p>
      <text:p text:style-name="P16"><text:span text:style-name="T3">4. The Closer I Get to You</text:span></text:p>
      <text:p text:style-name="P11">5. Wikipedia:Requests for oversightship/The Rambling Man</text:p>
      <text:p text:style-name="P11"/>
      <text:p text:style-name="P11">TFTotal IDFBirSmooth</text:p>
      <text:p text:style-name="P11"/>
      <text:p text:style-name="P11">Found 5 hits of 7843.</text:p>
      <text:p text:style-name="P16"><text:span text:style-name="T3">1. The White House</text:span></text:p>
      <text:p text:style-name="P16"><text:span text:style-name="T3">2. White House</text:span></text:p>
      <text:p text:style-name="P16"><text:span text:style-name="T3">3. The White House plumbers</text:span></text:p>
      <text:p text:style-name="P16"><text:span text:style-name="T3">4. White House Plumbers</text:span></text:p>
      <text:p text:style-name="P11">5. White House Down</text:p>
      <text:p text:style-name="P11"><text:span text:style-name="T2"/></text:p>
      <text:p text:style-name="P11">TFLog IDFTotal</text:p>
      <text:p text:style-name="P11"/>
      <text:p text:style-name="P12">Erreur.. ? <text:span text:style-name="T9">(le score ne peut pas être négatif)</text:span></text:p>
      <text:p text:style-name="P12"/>
      <text:p text:style-name="P11">TFLog IDFSum</text:p>
      <text:p text:style-name="P11"/>
      <text:p text:style-name="P11">Found 5 hits of 26.</text:p>
      <text:p text:style-name="P16"><text:span text:style-name="T3">1. Category:Episode list using the default LineColor</text:span></text:p>
      <text:p text:style-name="P16"><text:span text:style-name="T3">2. Animal Crossing: Let's go to the city!</text:span></text:p>
      <text:p text:style-name="P16"><text:span text:style-name="T3">3. This Is What the Truth Feels Like</text:span></text:p>
      <text:p text:style-name="P16"><text:soft-page-break/><text:span text:style-name="T3">4. The Closer I Get to You</text:span></text:p>
      <text:p text:style-name="P11">5. Wikipedia:Requests for oversightship/The Rambling Man</text:p>
      <text:p text:style-name="P11"/>
      <text:p text:style-name="P11">TFLog IDFSumSmooth</text:p>
      <text:p text:style-name="P11"/>
      <text:p text:style-name="P11">Found 5 hits of 7771.</text:p>
      <text:p text:style-name="P16"><text:span text:style-name="T3">1. The White House</text:span></text:p>
      <text:p text:style-name="P16"><text:span text:style-name="T3">2. White House</text:span></text:p>
      <text:p text:style-name="P16"><text:span text:style-name="T3">3. The White House plumbers</text:span></text:p>
      <text:p text:style-name="P16"><text:span text:style-name="T3">4. White House Plumbers</text:span></text:p>
      <text:p text:style-name="P11">5. White House Down</text:p>
      <text:p text:style-name="P11"><text:span text:style-name="T2"/></text:p>
      <text:p text:style-name="P11">TFLog IDFBir</text:p>
      <text:p text:style-name="P11"/>
      <text:p text:style-name="P11">Found 5 hits of 26.</text:p>
      <text:p text:style-name="P16"><text:span text:style-name="T3">1. Category:Episode list using the default LineColor</text:span></text:p>
      <text:p text:style-name="P16"><text:span text:style-name="T3">2. Animal Crossing: Let's go to the city!</text:span></text:p>
      <text:p text:style-name="P16"><text:span text:style-name="T3">3. This Is What the Truth Feels Like</text:span></text:p>
      <text:p text:style-name="P16"><text:span text:style-name="T3">4. The Closer I Get to You</text:span></text:p>
      <text:p text:style-name="P11">5. Wikipedia:Requests for oversightship/The Rambling Man</text:p>
      <text:p text:style-name="P11"/>
      <text:p text:style-name="P11">TFLog IDBirSmooth</text:p>
      <text:p text:style-name="P9"/>
      <text:p text:style-name="P9">Found 5 hits of 7771.</text:p>
      <text:p text:style-name="P16"><text:span text:style-name="T3">1. The White House</text:span></text:p>
      <text:p text:style-name="P16"><text:span text:style-name="T3">2. White House</text:span></text:p>
      <text:p text:style-name="P16"><text:span text:style-name="T3">3. The White House plumbers</text:span></text:p>
      <text:p text:style-name="P16"><text:span text:style-name="T3">4. White House Plumbers</text:span></text:p>
      <text:p text:style-name="P9">5. White House Down</text:p>
      <text:p text:style-name="P9"/>
      <text:p text:style-name="P15"><text:span text:style-name="T5">T</text:span><text:span text:style-name="T3">FTotal IDFTotal préfère les titres qui sont plus longs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6:36:17.550839607</meta:creation-date>
    <dc:date>2019-09-26T22:06:47.213875329</dc:date>
    <meta:editing-duration>PT1H24M14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3" meta:paragraph-count="104" meta:word-count="565" meta:character-count="3347" meta:non-whitespace-character-count="2883"/>
  </office:meta>
</office:document-meta>
</file>